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137ec" officeooo:paragraph-rsid="003f153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0f901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0f90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40f901"/>
    </style:style>
    <style:style style:name="P8" style:family="paragraph" style:parent-style-name="Standard">
      <style:paragraph-properties fo:text-align="start" style:justify-single-word="false"/>
      <style:text-properties fo:font-weight="bold" officeooo:rsid="003906df" officeooo:paragraph-rsid="00414323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a2a25" officeooo:paragraph-rsid="003f153d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a2a25" officeooo:paragraph-rsid="004137ec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4137ec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4137ec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137ec" officeooo:paragraph-rsid="004137ec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137ec" officeooo:paragraph-rsid="004137ec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d171c" officeooo:paragraph-rsid="003f153d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414323" officeooo:paragraph-rsid="00414323" style:font-size-asian="12pt" style:font-size-complex="12pt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rsid="00414323" officeooo:paragraph-rsid="00414323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4137ec" officeooo:paragraph-rsid="004137ec" style:font-size-asian="12pt" style:font-size-complex="12pt"/>
    </style:style>
    <style:style style:name="P19" style:family="paragraph" style:parent-style-name="Standard" style:list-style-name="L5">
      <style:paragraph-properties fo:text-align="start" style:justify-single-word="false"/>
      <style:text-properties officeooo:rsid="004137ec" officeooo:paragraph-rsid="00414323"/>
    </style:style>
    <style:style style:name="P20" style:family="paragraph" style:parent-style-name="Standard" style:list-style-name="L5">
      <style:paragraph-properties fo:text-align="start" style:justify-single-word="false"/>
      <style:text-properties officeooo:rsid="004137ec" officeooo:paragraph-rsid="004137ec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4137ec" officeooo:paragraph-rsid="004137ec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a2a25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906df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3d171c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137ec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14323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326e6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680d3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906d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9d19e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4137ec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14323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28f53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3e315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4d85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style:font-size-asian="12pt" style:font-size-complex="12pt"/>
    </style:style>
    <style:style style:name="T20" style:family="text">
      <style:text-properties style:font-name="DejaVu Sans Condensed" fo:font-size="12pt" officeooo:rsid="00414323" style:font-size-asian="12pt" style:font-size-complex="12pt"/>
    </style:style>
    <style:style style:name="T21" style:family="text">
      <style:text-properties style:font-name="DejaVu Sans Condensed" fo:font-size="12pt" officeooo:rsid="004137ec" style:font-size-asian="12pt" style:font-size-complex="12pt"/>
    </style:style>
    <style:style style:name="T22" style:family="text">
      <style:text-properties style:font-name="DejaVu Sans Condensed" fo:font-size="12pt" officeooo:rsid="00428f53" style:font-size-asian="12pt" style:font-size-complex="12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5">1<text:span text:style-name="T24">xx</text:span> - Controls</text:p>
          </table:table-cell>
          <table:table-cell table:style-name="Table1.B1" office:value-type="string">
            <text:p text:style-name="P6">2xx - Ground</text:p>
          </table:table-cell>
          <table:table-cell table:style-name="Table1.C1" office:value-type="string">
            <text:p text:style-name="P6">3xx - Flight</text:p>
          </table:table-cell>
          <table:table-cell table:style-name="Table1.D1" office:value-type="string">
            <text:p text:style-name="P6">4xx - A2A</text:p>
          </table:table-cell>
          <table:table-cell table:style-name="Table1.E1" office:value-type="string">
            <text:p text:style-name="P6">5xx - A2G</text:p>
          </table:table-cell>
          <table:table-cell table:style-name="Table1.F1" office:value-type="string">
            <text:p text:style-name="P6">6xx - Misc</text:p>
          </table:table-cell>
        </table:table-row>
      </table:table>
      <text:p text:style-name="P7"><text:span text:style-name="T11">5</text:span><text:span text:style-name="T13">0</text:span><text:span text:style-name="T18">5</text:span><text:span text:style-name="T10"> - </text:span><text:span text:style-name="T8">A/G </text:span><text:span text:style-name="T9">- </text:span><text:span text:style-name="T15">CBU-103/CBU-10</text:span><text:span text:style-name="T16">5</text:span><text:span text:style-name="T15"> WCMD</text:span></text:p>
      <text:p text:style-name="P4"/>
      <text:p text:style-name="P1"><text:span text:style-name="T23">Master Arm</text:span> ... <text:span text:style-name="T23">ON</text:span></text:p>
      <text:p text:style-name="P1"><text:span text:style-name="T23">Master Mode</text:span> ... <text:span text:style-name="T23">A/G</text:span></text:p>
      <text:p text:style-name="P3"/>
      <text:p text:style-name="P8"><text:span text:style-name="T21">CBU-103 (CBU-87 with WCMD) and CBU-10</text:span><text:span text:style-name="T22">5</text:span><text:span text:style-name="T21"> (CBU-97 with WCMD)</text:span><text:span text:style-name="T19"> -- WIP</text:span></text:p>
      <text:list xml:id="list2954939851" text:style-name="L1">
        <text:list-item>
          <text:p text:style-name="P9"><text:span text:style-name="T3">S</text:span><text:span text:style-name="T1">elect bombs in </text:span><text:span text:style-name="T7">SMS</text:span><text:span text:style-name="T1"> page, </text:span><text:span text:style-name="T3">press </text:span><text:span text:style-name="T12">PWR OFF</text:span><text:span text:style-name="T3"> OSB to change to </text:span><text:span text:style-name="T12">PWR ON</text:span><text:span text:style-name="T3"> and wait for alignment.</text:span></text:p>
        </text:list-item>
      </text:list>
      <text:list text:style-name="L2">
        <text:list-item>
          <text:list>
            <text:list-item>
              <text:p text:style-name="P11"><text:span text:style-name="T3">A</text:span><text:span text:style-name="T5">lignment progresses from A10, A09, A08... to </text:span><text:span text:style-name="T14">RDY</text:span><text:span text:style-name="T5"> when complete.</text:span></text:p>
            </text:list-item>
          </text:list>
        </text:list-item>
      </text:list>
      <text:list xml:id="list195116993981308" text:continue-list="list2954939851" text:style-name="L1">
        <text:list-item>
          <text:p text:style-name="P13">Select targeting mode: <text:span text:style-name="T23">VIS</text:span> or <text:span text:style-name="T23">PRE</text:span></text:p>
        </text:list-item>
      </text:list>
      <text:list text:style-name="L3">
        <text:list-item>
          <text:list>
            <text:list-item>
              <text:p text:style-name="P14"><text:span text:style-name="T23">VIS</text:span> (Visual) mode uses HUD to designate target visually.</text:p>
            </text:list-item>
            <text:list-item>
              <text:p text:style-name="P14"><text:span text:style-name="T23">PRE</text:span> (Pre-planned) mode uses Steerpoint or TPOD target.</text:p>
            </text:list-item>
          </text:list>
        </text:list-item>
      </text:list>
      <text:list xml:id="list195117895021785" text:continue-list="list195116993981308" text:style-name="L1">
        <text:list-item>
          <text:p text:style-name="P16">Select ripple setting and spacing:</text:p>
        </text:list-item>
      </text:list>
      <text:list text:style-name="L4">
        <text:list-item>
          <text:list>
            <text:list-item>
              <text:p text:style-name="P17">Triangles next to each other will release a pair that will dispense beside each other.</text:p>
            </text:list-item>
            <text:list-item>
              <text:p text:style-name="P17">Triangles fore-and-aft will release a pair that will dispense one behind the other.</text:p>
            </text:list-item>
            <text:list-item>
              <text:p text:style-name="P17">Distance in feet is how far apart the pair will dispense.</text:p>
            </text:list-item>
          </text:list>
        </text:list-item>
      </text:list>
      <text:list xml:id="list195117396104747" text:continue-list="list195117895021785" text:style-name="L1">
        <text:list-item>
          <text:p text:style-name="P18">Press <text:span text:style-name="T23">CNTL</text:span> OSB to set bomb options:</text:p>
        </text:list-item>
      </text:list>
      <text:list text:style-name="L5">
        <text:list-item>
          <text:list>
            <text:list-item>
              <text:p text:style-name="P19"><text:span text:style-name="T15">ATK AZ</text:span><text:span text:style-name="T1"> ... </text:span><text:span text:style-name="T6">Attack</text:span><text:span text:style-name="T1"> Azimuth (heading). <text:s/></text:span><text:span text:style-name="T6">NOT IMPLEMENTED. <text:s/></text:span><text:span text:style-name="T1">Bomb will attempt to be flying this heading on impact. <text:s/>0 for no specific heading, 360 for due north heading.</text:span></text:p>
            </text:list-item>
            <text:list-item>
              <text:p text:style-name="P20"><text:span text:style-name="T7">AD</text:span><text:span text:style-name="T1"> ... </text:span><text:span text:style-name="T19">Arming Delay. <text:s/></text:span><text:span text:style-name="T20">NOT IMPLEMENTED. <text:s/></text:span><text:span text:style-name="T19">Sets the delay between release and weapon arming.</text:span></text:p>
            </text:list-item>
            <text:list-item>
              <text:p text:style-name="P20"><text:span text:style-name="T15">BA</text:span><text:span text:style-name="T1"> ... </text:span><text:span text:style-name="T6">Burst Altitude. <text:s/>Higher altitude gives greater dispersion.</text:span></text:p>
            </text:list-item>
            <text:list-item>
              <text:p text:style-name="P20"><text:span text:style-name="T15">SPIN</text:span><text:span text:style-name="T1"> ... </text:span><text:span text:style-name="T6">Spin rate before dispensing (CBU-103 only). <text:s/>Higher spin rate gives greater dispersion.</text:span></text:p>
            </text:list-item>
            <text:list-item>
              <text:p text:style-name="P20"><text:span text:style-name="T15">TGT WD</text:span><text:span text:style-name="T1"> ... </text:span><text:span text:style-name="T6">Manual winds aloft entry. <text:s/>NOT IMPLEMENTED.</text:span></text:p>
            </text:list-item>
            <text:list-item>
              <text:p text:style-name="P20"><text:span text:style-name="T15">WD SOURCE</text:span><text:span text:style-name="T1"> ... </text:span><text:span text:style-name="T6">Wind data source</text:span><text:span text:style-name="T19">. <text:s/></text:span><text:span text:style-name="T20">Currently only MP (Mission Planning). <text:s/>Other sources would be PI (pilot entered), SY (avionics system).</text:span></text:p>
            </text:list-item>
          </text:list>
        </text:list-item>
      </text:list>
      <text:list xml:id="list195118088036061" text:continue-list="list195117396104747" text:style-name="L1">
        <text:list-item>
          <text:p text:style-name="P12"><text:span text:style-name="T14">Designate a SPI </text:span><text:span text:style-name="T12">(Sensor Point of Interest aka ground target)</text:span><text:span text:style-name="T5"> either visually through the HUD (VIS mode) or with TPOD, A2G radar, or other means (PRE mode)</text:span><text:span text:style-name="T2">. <text:s/></text:span><text:span text:style-name="T5">If using TPOD, n</text:span><text:span text:style-name="T2">o specific type of track </text:span><text:span text:style-name="T3">(area vs point)</text:span><text:span text:style-name="T2"> is necessary. <text:s/></text:span><text:span text:style-name="T3">Any other method of generating a SPI can also be used.</text:span></text:p>
        </text:list-item>
        <text:list-item>
          <text:p text:style-name="P10"><text:span text:style-name="T1">Follow bomb fall line on HUD as with normal CCRP bombing. <text:s/></text:span><text:span text:style-name="T3">Launch zone symbology is shown on right side of HUD</text:span><text:span text:style-name="T5">:</text:span></text:p>
          <text:list>
            <text:list-item>
              <text:p text:style-name="P21"><text:span text:style-name="T4">N</text:span><text:span text:style-name="T1">umber at top shows range scale in nmi.</text:span></text:p>
            </text:list-item>
            <text:list-item>
              <text:p text:style-name="P13">Caret is your current range.</text:p>
            </text:list-item>
            <text:list-item>
              <text:p text:style-name="P13">Bracket shows min and max range.</text:p>
            </text:list-item>
          </text:list>
        </text:list-item>
        <text:list-item>
          <text:p text:style-name="P21"><text:span text:style-name="T1">Press </text:span><text:span text:style-name="T7">Red Button</text:span><text:span text:style-name="T1"> to drop whenever the current range caret is inside the range bracket.</text:span></text:p>
        </text:list-item>
        <text:list-item>
          <text:p text:style-name="P15">After bomb is released, HUD will show time until impact at bottom right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1T19:51:16.149000000</dc:date>
    <meta:editing-duration>PT7H52M29S</meta:editing-duration>
    <meta:editing-cycles>5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3" meta:word-count="382" meta:character-count="2077" meta:non-whitespace-character-count="1738"/>
  </office:meta>
</office:document-meta>
</file>